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1.97555555555556cm"/>
    </style:style>
    <style:style style:name="co3" style:family="table-column">
      <style:table-column-properties fo:break-before="auto" style:column-width="1.6404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del/Algorithm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bnb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doge</text:p>
          </table:table-cell>
          <table:table-cell office:value-type="string" table:style-name="ce1">
            <text:p>at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TM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3.2000000000000001E-2" table:style-name="ce2">
            <text:p>0.032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4.9000000000000002E-2" table:style-name="ce2">
            <text:p>0.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MA</text:p>
          </table:table-cell>
          <table:table-cell office:value-type="float" office:value="0.04" table:style-name="ce2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0.03" table:style-name="ce2">
            <text:p>0.03</text:p>
          </table:table-cell>
          <table:table-cell office:value-type="float" office:value="0.02" table:style-name="ce2">
            <text:p>0.02</text:p>
          </table:table-cell>
          <table:table-cell office:value-type="float" office:value="0.04" table:style-name="ce2">
            <text:p>0.04</text:p>
          </table:table-cell>
          <table:table-cell office:value-type="float" office:value="0.05" table:style-name="ce2">
            <text:p>0.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epAR</text:p>
          </table:table-cell>
          <table:table-cell office:value-type="float" office:value="0.2" table:style-name="ce2">
            <text:p>0.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ponential Smoothing</text:p>
          </table:table-cell>
          <table:table-cell office:value-type="float" office:value="0.1" table:style-name="ce2">
            <text:p>0.1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bProphet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155" table:style-name="ce1">
            <text:p>0.155</text:p>
          </table:table-cell>
          <table:table-cell office:value-type="float" office:value="0.161" table:style-name="ce1">
            <text:p>0.1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GBoost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SAHAJ SHANDILYA</meta:initial-creator>
    <dc:creator>SAHAJ SHANDILYA</dc:creator>
    <meta:creation-date>2022-11-05T08:42:26Z</meta:creation-date>
    <dc:date>2023-01-13T04:56:02Z</dc:date>
  </office:meta>
</office:document-meta>
</file>